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r8" style:family="presentation" style:parent-style-name="Inspiration-notes" style:list-style-name="L5">
      <style:graphic-properties draw:fill-color="#ffffff" fo:min-height="14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Networking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Menghubungkan dua atau lebih perangkat untuk saling berbagi sumber daya.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stilah pada Networking</text:p>
          </draw:text-box>
        </draw:frame>
        <draw:frame presentation:style-name="pr7" draw:text-style-name="P1" draw:layer="layout" svg:width="25.2cm" svg:height="12.179cm" svg:x="1.4cm" svg:y="5cm" presentation:class="subtitle">
          <draw:text-box>
            <text:list text:style-name="L4">
              <text:list-item>
                <text:p text:style-name="P1">IP Address</text:p>
              </text:list-item>
              <text:list-item>
                <text:p text:style-name="P1">Protocol</text:p>
              </text:list-item>
              <text:list-item>
                <text:p text:style-name="P1">Port Number</text:p>
              </text:list-item>
              <text:list-item>
                <text:p text:style-name="P1">MAC Address</text:p>
              </text:list-item>
              <text:list-item>
                <text:p text:style-name="P1">Connection-oriented dan Connection-less</text:p>
              </text:list-item>
              <text:list-item>
                <text:p text:style-name="P1">Sock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8" draw:layer="layout" svg:width="17cm" svg:height="17.401cm" svg:x="2cm" svg:y="13cm" presentation:class="notes" presentation:user-transformed="true">
            <draw:text-box>
              <text:list text:style-name="L5">
                <text:list-item>
                  <text:p>IP Addres : alamat perangkat di jaringan</text:p>
                </text:list-item>
                <text:list-item>
                  <text:p>Protocol: aturan dasar yang diikuti untuk dapat saling berkomunikasi</text:p>
                </text:list-item>
                <text:list-item>
                  <text:p>Port Number: identitas layanan</text:p>
                </text:list-item>
                <text:list-item>
                  <text:p>MAC Address : alamat fisik kartu jaringan</text:p>
                </text:list-item>
                <text:list-item>
                  <text:p>Connection-oriented: ada balasan yang dikirimkan oleh penerima/client</text:p>
                </text:list-item>
                <text:list-item>
                  <text:p>Connectionless: tidak ada balasan yang dikirimkan oleh penerima/client</text:p>
                </text:list-item>
                <text:list-item>
                  <text:p>Socket: titik paling luar sebagai penghubung komunikasi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2T22:20:37.941752932</dc:date>
    <meta:editing-duration>PT16H14M6S</meta:editing-duration>
    <meta:editing-cycles>40</meta:editing-cycles>
    <meta:generator>LibreOffice/4.2.8.2$Linux_X86_64 LibreOffice_project/420m0$Build-2</meta:generator>
    <dc:creator>P Tamami</dc:creator>
    <meta:document-statistic meta:object-count="58"/>
  </office:meta>
</office:document-meta>
</file>